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745a" officeooo:paragraph-rsid="0005745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e246" officeooo:paragraph-rsid="0007e246" style:font-weight-asian="bold" style:font-weight-complex="bold"/>
    </style:style>
    <style:style style:name="P3" style:family="paragraph" style:parent-style-name="Text_20_body">
      <style:text-properties fo:font-weight="bold" officeooo:paragraph-rsid="002c195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5745a" officeooo:paragraph-rsid="0005745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e246" officeooo:paragraph-rsid="0007e24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0817" officeooo:paragraph-rsid="0010081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08a11a" officeooo:paragraph-rsid="0008a11a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09c0cd" officeooo:paragraph-rsid="0009c0cd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0e495a" officeooo:paragraph-rsid="000e495a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04342" officeooo:paragraph-rsid="0010434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128115" officeooo:paragraph-rsid="0012811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175ba6" officeooo:paragraph-rsid="00175ba6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176e04" officeooo:paragraph-rsid="00176e04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176ff9" officeooo:paragraph-rsid="00176ff9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18b9a0" officeooo:paragraph-rsid="0018b9a0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193902" officeooo:paragraph-rsid="00193902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1aeb84" officeooo:paragraph-rsid="001aeb84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1cc506" officeooo:paragraph-rsid="001cc506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1d5711" officeooo:paragraph-rsid="001d571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bold" officeooo:rsid="001aeb84" officeooo:paragraph-rsid="001aeb84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font-style="italic" officeooo:paragraph-rsid="0021a12a" style:font-style-asian="italic" style:font-style-complex="italic"/>
    </style:style>
    <style:style style:name="P22" style:family="paragraph" style:parent-style-name="Text_20_body">
      <style:text-properties fo:font-style="italic" officeooo:rsid="0023e313" officeooo:paragraph-rsid="0023e313" style:font-style-asian="italic" style:font-style-complex="italic"/>
    </style:style>
    <style:style style:name="P23" style:family="paragraph" style:parent-style-name="Text_20_body">
      <style:text-properties fo:font-style="italic" officeooo:rsid="002496d8" officeooo:paragraph-rsid="002496d8" style:font-style-asian="italic" style:font-style-complex="italic"/>
    </style:style>
    <style:style style:name="P24" style:family="paragraph" style:parent-style-name="Text_20_body">
      <style:text-properties fo:font-style="italic" officeooo:rsid="0026f6e7" officeooo:paragraph-rsid="0026f6e7" style:font-style-asian="italic" style:font-style-complex="italic"/>
    </style:style>
    <style:style style:name="P25" style:family="paragraph" style:parent-style-name="Text_20_body">
      <style:text-properties fo:font-style="italic" officeooo:rsid="002821bb" officeooo:paragraph-rsid="002821bb" style:font-style-asian="italic" style:font-style-complex="italic"/>
    </style:style>
    <style:style style:name="P26" style:family="paragraph" style:parent-style-name="Text_20_body">
      <style:text-properties fo:font-style="italic" officeooo:rsid="002aa62c" officeooo:paragraph-rsid="002aa62c" style:font-style-asian="italic" style:font-style-complex="italic"/>
    </style:style>
    <style:style style:name="P27" style:family="paragraph" style:parent-style-name="Text_20_body">
      <style:text-properties fo:font-style="italic" officeooo:rsid="002bbae6" officeooo:paragraph-rsid="002bbae6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08a11a" officeooo:paragraph-rsid="0008a11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0d3b32" officeooo:paragraph-rsid="000d3b3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0faae4" officeooo:paragraph-rsid="000faae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104342" officeooo:paragraph-rsid="0010434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128115" officeooo:paragraph-rsid="0012811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75ba6" officeooo:paragraph-rsid="00175ba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176e04" officeooo:paragraph-rsid="00176e04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18b9a0" officeooo:paragraph-rsid="0018b9a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1d5711" officeooo:paragraph-rsid="001d571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20c165" officeooo:paragraph-rsid="0020c16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bold" officeooo:rsid="00128115" officeooo:paragraph-rsid="00128115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rsid="00138bfc" officeooo:paragraph-rsid="00138bfc" style:font-style-asian="normal" style:font-weight-asian="bold" style:font-style-complex="normal" style:font-weight-complex="bold"/>
    </style:style>
    <style:style style:name="P40" style:family="paragraph" style:parent-style-name="Text_20_body">
      <style:text-properties fo:font-style="normal" fo:font-weight="bold" officeooo:rsid="002bbae6" officeooo:paragraph-rsid="002bbae6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font-style="normal" officeooo:rsid="0021cc98" officeooo:paragraph-rsid="0021cc98" style:font-style-asian="normal" style:font-style-complex="normal"/>
    </style:style>
    <style:style style:name="P42" style:family="paragraph" style:parent-style-name="Text_20_body">
      <style:text-properties fo:font-style="normal" officeooo:rsid="0023e313" officeooo:paragraph-rsid="0023e313" style:font-style-asian="normal" style:font-style-complex="normal"/>
    </style:style>
    <style:style style:name="P43" style:family="paragraph" style:parent-style-name="Text_20_body">
      <style:text-properties fo:font-style="normal" officeooo:rsid="002496d8" officeooo:paragraph-rsid="002496d8" style:font-style-asian="normal" style:font-style-complex="normal"/>
    </style:style>
    <style:style style:name="P44" style:family="paragraph" style:parent-style-name="Text_20_body">
      <style:text-properties fo:font-style="normal" officeooo:rsid="0026f6e7" officeooo:paragraph-rsid="0026f6e7" style:font-style-asian="normal" style:font-style-complex="normal"/>
    </style:style>
    <style:style style:name="P45" style:family="paragraph" style:parent-style-name="Text_20_body">
      <style:text-properties fo:font-style="normal" officeooo:rsid="002821bb" officeooo:paragraph-rsid="002821bb" style:font-style-asian="normal" style:font-style-complex="normal"/>
    </style:style>
    <style:style style:name="P46" style:family="paragraph" style:parent-style-name="Text_20_body">
      <style:text-properties fo:font-style="normal" officeooo:rsid="002aa62c" officeooo:paragraph-rsid="002aa62c" style:font-style-asian="normal" style:font-style-complex="normal"/>
    </style:style>
    <style:style style:name="P47" style:family="paragraph" style:parent-style-name="Text_20_body">
      <style:text-properties fo:font-style="normal" officeooo:rsid="002bbae6" officeooo:paragraph-rsid="002bbae6" style:font-style-asian="normal" style:font-style-complex="normal"/>
    </style:style>
    <style:style style:name="P48" style:family="paragraph" style:parent-style-name="Text_20_body">
      <style:text-properties officeooo:paragraph-rsid="0021a12a"/>
    </style:style>
    <style:style style:name="P49" style:family="paragraph" style:parent-style-name="Text_20_body">
      <style:text-properties officeooo:paragraph-rsid="002c195b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138bfc" officeooo:paragraph-rsid="00138bf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193902" officeooo:paragraph-rsid="00193902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1a21a8" officeooo:paragraph-rsid="00193902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1b06bf" officeooo:paragraph-rsid="001aeb84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bold" officeooo:rsid="001aeb84" officeooo:paragraph-rsid="001aeb84" style:font-style-asian="normal" style:font-weight-asian="bold" style:font-style-complex="normal" style:font-weight-complex="bold"/>
    </style:style>
    <style:style style:name="P55" style:family="paragraph" style:parent-style-name="Heading_20_1">
      <style:paragraph-properties fo:break-before="page"/>
      <style:text-properties officeooo:rsid="0021a12a" officeooo:paragraph-rsid="0021a12a"/>
    </style:style>
    <style:style style:name="P56" style:family="paragraph" style:parent-style-name="Heading_20_1">
      <style:paragraph-properties fo:break-before="page"/>
      <style:text-properties officeooo:rsid="002c195b" officeooo:paragraph-rsid="002c195b"/>
    </style:style>
    <style:style style:name="P57" style:family="paragraph" style:parent-style-name="Heading_20_1" style:list-style-name="">
      <style:paragraph-properties fo:break-before="page"/>
      <style:text-properties officeooo:rsid="002dad07" officeooo:paragraph-rsid="002dad07"/>
    </style:style>
    <style:style style:name="P58" style:family="paragraph" style:parent-style-name="Text_20_body" style:list-style-name="">
      <style:text-properties officeooo:rsid="002dad07" officeooo:paragraph-rsid="002dad07"/>
    </style:style>
    <style:style style:name="P59" style:family="paragraph" style:parent-style-name="Text_20_body" style:list-style-name="">
      <style:text-properties fo:font-style="italic" officeooo:rsid="002dad07" officeooo:paragraph-rsid="002dad07" style:font-style-asian="italic" style:font-style-complex="italic"/>
    </style:style>
    <style:style style:name="P60" style:family="paragraph" style:parent-style-name="Text_20_body" style:list-style-name="">
      <style:text-properties fo:font-style="italic" officeooo:rsid="002e4fed" officeooo:paragraph-rsid="002e4fed" style:font-style-asian="italic" style:font-style-complex="italic"/>
    </style:style>
    <style:style style:name="P61" style:family="paragraph" style:parent-style-name="Text_20_body" style:list-style-name="">
      <style:text-properties fo:font-style="italic" officeooo:rsid="002ea7c2" officeooo:paragraph-rsid="002ea7c2" style:font-style-asian="italic" style:font-style-complex="italic"/>
    </style:style>
    <style:style style:name="P62" style:family="paragraph" style:parent-style-name="Text_20_body" style:list-style-name="">
      <style:text-properties fo:font-style="normal" officeooo:rsid="002ea7c2" officeooo:paragraph-rsid="002ea7c2" style:font-style-asian="normal" style:font-style-complex="normal"/>
    </style:style>
    <style:style style:name="P63" style:family="paragraph" style:parent-style-name="Text_20_body" style:list-style-name="">
      <style:text-properties fo:font-style="normal" fo:font-weight="bold" officeooo:rsid="002ea7c2" officeooo:paragraph-rsid="002ea7c2" style:font-style-asian="normal" style:font-weight-asian="bold" style:font-style-complex="normal" style:font-weight-complex="bold"/>
    </style:style>
    <style:style style:name="P64" style:family="paragraph" style:parent-style-name="Text_20_body" style:list-style-name="">
      <style:text-properties fo:font-style="normal" fo:font-weight="bold" officeooo:rsid="002dad07" officeooo:paragraph-rsid="002dad07" style:font-style-asian="normal" style:font-weight-asian="bold" style:font-style-complex="normal" style:font-weight-complex="bold"/>
    </style:style>
    <style:style style:name="P65" style:family="paragraph" style:parent-style-name="Text_20_body" style:list-style-name="">
      <style:text-properties fo:font-style="normal" fo:font-weight="bold" officeooo:rsid="002e4fed" officeooo:paragraph-rsid="002e4fed" style:font-style-asian="normal" style:font-weight-asian="bold" style:font-style-complex="normal" style:font-weight-complex="bold"/>
    </style:style>
    <style:style style:name="P66" style:family="paragraph" style:parent-style-name="Text_20_body" style:list-style-name="">
      <style:text-properties fo:font-weight="bold" officeooo:rsid="002dad07" officeooo:paragraph-rsid="002dad07" style:font-weight-asian="bold" style:font-weight-complex="bold"/>
    </style:style>
    <style:style style:name="T1" style:family="text">
      <style:text-properties officeooo:rsid="0008e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5eb4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21a8" style:font-style-asian="normal" style:font-style-complex="normal"/>
    </style:style>
    <style:style style:name="T8" style:family="text">
      <style:text-properties fo:font-style="normal" officeooo:rsid="001b06bf" style:font-style-asian="normal" style:font-style-complex="normal"/>
    </style:style>
    <style:style style:name="T9" style:family="text">
      <style:text-properties fo:font-style="normal" officeooo:rsid="001f0a0b" style:font-style-asian="normal" style:font-style-complex="normal"/>
    </style:style>
    <style:style style:name="T10" style:family="text">
      <style:text-properties officeooo:rsid="0022ed66"/>
    </style:style>
    <style:style style:name="T11" style:family="text">
      <style:text-properties officeooo:rsid="0027f4da"/>
    </style:style>
    <style:style style:name="T12" style:family="text">
      <style:text-properties officeooo:rsid="002b12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Kubernetes (Again)</text:p>
      <text:p text:style-name="P1">by Mike P.</text:p>
      <text:p text:style-name="P4"/>
      <text:h text:style-name="Heading_20_1" text:outline-level="1"/>
      <text:h text:style-name="Heading_20_1" text:outline-level="1" text:is-list-header="true">Setup:</text:h>
      <text:p text:style-name="Text_20_body"/>
      <text:p text:style-name="P5">Today we’re using an Ubuntu 22.04 server (okay, Xubuntu..)</text:p>
      <text:p text:style-name="P5"/>
      <text:p text:style-name="P6">Kubernetes orchestrates containers, so we need a way to run these containers. <text:span text:style-name="T2">Docker </text:span>is pretty good for this.</text:p>
      <text:p text:style-name="P5"/>
      <text:p text:style-name="P2">Installing Docker:</text:p>
      <text:p text:style-name="P5"/>
      <text:p text:style-name="P8">sudo apt update</text:p>
      <text:p text:style-name="P7">sudo apt install docker <text:span text:style-name="T1">docker.io</text:span></text:p>
      <text:p text:style-name="P28"/>
      <text:p text:style-name="P28">-be sure to enable it and add yourself as a user</text:p>
      <text:p text:style-name="P28"/>
      <text:p text:style-name="P7">sudo systemctl enable dockerd --now </text:p>
      <text:p text:style-name="P7">sudo usermod -aG docker mike</text:p>
      <text:p text:style-name="P7"/>
      <text:p text:style-name="P29">Let’s make sure docker is working by installing the Ubuntu image (it’s small, don’t worry)</text:p>
      <text:p text:style-name="P29"/>
      <text:p text:style-name="P9">docker pull ubuntu</text:p>
      <text:p text:style-name="P9"/>
      <text:p text:style-name="P31">and maybe a hello-world?</text:p>
      <text:p text:style-name="P31"/>
      <text:p text:style-name="P10">docker run hello-world</text:p>
      <text:p text:style-name="P9"/>
      <text:p text:style-name="P30">Sweet, looking good!</text:p>
      <text:p text:style-name="P30"/>
      <text:p text:style-name="P39">What is “Minikube”?</text:p>
      <text:p text:style-name="P50"/>
      <text:p text:style-name="P39"><text:span text:style-name="T3">Minikube runs a </text:span><text:span text:style-name="T4">single-node kubernetes cluster on your local host using a tiny virtual machine. Think of it as you running a cluster, but with only one server to play with.</text:span></text:p>
      <text:p text:style-name="P30"/>
      <text:p text:style-name="P38">Installing Minikube:</text:p>
      <text:p text:style-name="P38"/>
      <text:p text:style-name="P11">sudo apt-get install apt-transport-https</text:p>
      <text:p text:style-name="P32"/>
      <text:p text:style-name="P33">Now we need a hypervisor, let’s use <text:span text:style-name="T2">virtualbox </text:span>here:</text:p>
      <text:p text:style-name="P33"/>
      <text:p text:style-name="P12">sudo apt-get install virtualbox virtualbox-ext-pack</text:p>
      <text:p text:style-name="P12"/>
      <text:p text:style-name="P34"><text:soft-page-break/>We’re going to grab Minikube as a precompiled binary and mark it as executable then move it into our default PATH.</text:p>
      <text:p text:style-name="P34"/>
      <text:p text:style-name="P13">curl -Lo minikube <text:a xlink:type="simple" xlink:href="https://storage.googleapis.com/minikube/releases/latest/minikube-linux-amd64" text:style-name="Internet_20_link" text:visited-style-name="Visited_20_Internet_20_Link">https://storage.googleapis.com/minikube/releases/latest/minikube-linux-amd64</text:a></text:p>
      <text:p text:style-name="P14">chmod +x minikube</text:p>
      <text:p text:style-name="P14">sudo mv minikube /usr/local/bin </text:p>
      <text:p text:style-name="P14"/>
      <text:p text:style-name="P35">then test it out</text:p>
      <text:p text:style-name="P35"/>
      <text:p text:style-name="P15">minikube status</text:p>
      <text:p text:style-name="P15"/>
      <text:p text:style-name="P35">Hopefully it works?</text:p>
      <text:p text:style-name="P35"/>
      <text:p text:style-name="P16">minikube start </text:p>
      <text:p text:style-name="P51"/>
      <text:p text:style-name="P16"><text:span text:style-name="T6">^^^ the above is doing quite a lot. </text:span><text:span text:style-name="T7">It’s installing a virtual machine and running kubernetes in it?!</text:span></text:p>
      <text:p text:style-name="P52"/>
      <text:p text:style-name="P20"><text:span text:style-name="T9">Setting up </text:span><text:span text:style-name="T7">K</text:span><text:span text:style-name="T6">ubectl:</text:span></text:p>
      <text:p text:style-name="P54"/>
      <text:p text:style-name="P17"><text:span text:style-name="T6">Kubectl is how we control our kubernetes cluster. </text:span><text:span text:style-name="T8">Similarly we’re going to download a binary and move it into our PATH:</text:span></text:p>
      <text:p text:style-name="P53"/>
      <text:p text:style-name="P17">curl -LO "https://dl.k8s.io/release/$(curl -L -s <text:a xlink:type="simple" xlink:href="https://dl.k8s.io/release/stable.txt)/bin/linux/amd64/kubectl" text:style-name="Internet_20_link" text:visited-style-name="Visited_20_Internet_20_Link">https://dl.k8s.io/release/stable.txt)/bin/linux/amd64/kubectl</text:a>"</text:p>
      <text:p text:style-name="P18"/>
      <text:p text:style-name="P18">chmod +x kubectl</text:p>
      <text:p text:style-name="P18">sudo mv kubectl /usr/local/bin</text:p>
      <text:p text:style-name="P18"/>
      <text:p text:style-name="P36">Telling kubectl is use (point to) Minikube is pretty easy too:</text:p>
      <text:p text:style-name="P36"/>
      <text:p text:style-name="P19">kubectl config use-context minikube</text:p>
      <text:p text:style-name="P19"/>
      <text:p text:style-name="P37">It looks like it’s working!</text:p>
      <text:p text:style-name="P37"/>
      <text:h text:style-name="P57" text:outline-level="1">Powerful Commands</text:h>
      <text:h text:style-name="P58" text:outline-level="1"/>
      <text:h text:style-name="P66" text:outline-level="1">Deploy your deployment</text:h>
      <text:h text:style-name="P59" text:outline-level="1">kubectl apply -f &lt;YOUR_YAML&gt;</text:h>
      <text:h text:style-name="P59" text:outline-level="1"/>
      <text:h text:style-name="P64" text:outline-level="1">Delete pods</text:h>
      <text:h text:style-name="P59" text:outline-level="1">kubectl delete pods &lt;pod ID’s&gt;</text:h>
      <text:h text:style-name="P59" text:outline-level="1"/>
      <text:h text:style-name="P64" text:outline-level="1">List pods:</text:h>
      <text:h text:style-name="P59" text:outline-level="1">kubectl get pods</text:h>
      <text:h text:style-name="P59" text:outline-level="1"/>
      <text:h text:style-name="P64" text:outline-level="1">Execute a command or access a pod</text:h>
      <text:h text:style-name="P59" text:outline-level="1">kubectl exec -it &lt;podname&gt; /bin/bash</text:h>
      <text:h text:style-name="P59" text:outline-level="1"/>
      <text:h text:style-name="P65" text:outline-level="1">Get info and status on a pod</text:h>
      <text:h text:style-name="P60" text:outline-level="1">kubectl describe pods <text:s/>&lt;optional pod ID&gt;</text:h>
      <text:h text:style-name="P60" text:outline-level="1"/>
      <text:h text:style-name="P63" text:outline-level="1">Get logs (full output from) pod</text:h>
      <text:h text:style-name="P61" text:outline-level="1">kubectl logs &lt;POD ID&gt;</text:h>
      <text:h text:style-name="P61" text:outline-level="1"/>
      <text:h text:style-name="P62" text:outline-level="1"/>
      <text:h text:style-name="P55" text:outline-level="1">Using Kubernetes and Minikube:</text:h>
      <text:p text:style-name="P48"/>
      <text:p text:style-name="P21">$ kubectl cluster-info</text:p>
      <text:p text:style-name="P21">Kubernetes control plane is running at https://192.168.49.2:8443</text:p>
      <text:p text:style-name="P21">CoreDNS is running at https://192.168.49.2:8443/api/v1/namespaces/kube-system/services/kube-dns:dns/proxy</text:p>
      <text:p text:style-name="P21"/>
      <text:p text:style-name="P21">To further debug and diagnose cluster problems, use 'kubectl cluster-info dump'.</text:p>
      <text:p text:style-name="P21"/>
      <text:p text:style-name="P41">Notice how we can run “kubectl cluster-info” and get information about our control plane, <text:span text:style-name="T10">the API we’ll use to control this thing.</text:span></text:p>
      <text:p text:style-name="P41"/>
      <text:p text:style-name="P42">Let’s create a sample deployment of <text:span text:style-name="T5">nginx</text:span>. Nginx is a popular premade container we can pull from dockerhub, so all we need to do is:</text:p>
      <text:p text:style-name="P42"/>
      <text:p text:style-name="P22">kubectl create deployment nginx-deployment --image=nginx </text:p>
      <text:p text:style-name="P22"/>
      <text:p text:style-name="P43">Great, now let’s see how that’s going:</text:p>
      <text:p text:style-name="P23">kubectl get deployments</text:p>
      <text:p text:style-name="P23"/>
      <text:p text:style-name="P23">$ kubectl get deployments</text:p>
      <text:p text:style-name="P23">NAME <text:s text:c="14"/>READY <text:s text:c="2"/>UP-TO-DATE <text:s text:c="2"/>AVAILABLE <text:s text:c="2"/>AGE</text:p>
      <text:p text:style-name="P23">nginx-deployment <text:s text:c="2"/>1/1 <text:s text:c="4"/>1 <text:s text:c="11"/>1 <text:s text:c="10"/>26s</text:p>
      <text:p text:style-name="P23"/>
      <text:p text:style-name="P44">Sweet! It’s up and running and ready. <text:span text:style-name="T11">It has an active port so let’s open that up so that the whole system can access it:</text:span></text:p>
      <text:p text:style-name="P44"/>
      <text:p text:style-name="P24">kubectl expose deployment nginx-deployment --type=NodePort --port=80</text:p>
      <text:p text:style-name="P24"/>
      <text:p text:style-name="P45">Now using Minikube we can get the URL we’re after:</text:p>
      <text:p text:style-name="P25"><text:soft-page-break/>minikube service nginx-deployment --url </text:p>
      <text:p text:style-name="P46">This returns to me:</text:p>
      <text:p text:style-name="P26"><text:a xlink:type="simple" xlink:href="http://192.168.49.2:31398/" text:style-name="Internet_20_link" text:visited-style-name="Visited_20_Internet_20_Link">http://192.168.49.2:31398</text:a></text:p>
      <text:p text:style-name="P26"/>
      <text:p text:style-name="P46">So the nginx server hosted on port80 was exposed, and locally I can access it by going to “192.168.49.2:31398” ! <text:span text:style-name="T12">If I go there through my web browser it works!!</text:span></text:p>
      <text:p text:style-name="P46"/>
      <text:p text:style-name="P40">To clean up:</text:p>
      <text:p text:style-name="P27">kubectl delete service nginx-deployment</text:p>
      <text:p text:style-name="P27">kubectl delete deployment nginx-deployment</text:p>
      <text:p text:style-name="P27">minikube stop</text:p>
      <text:p text:style-name="P27"/>
      <text:p text:style-name="P47"/>
      <text:h text:style-name="P56" text:outline-level="1">Making our Own API and hosting it via Kubernetes:</text:h>
      <text:p text:style-name="P49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1:29:59.812955500</meta:creation-date>
    <dc:date>2023-12-10T18:29:19.981043237</dc:date>
    <meta:editing-duration>PT57M1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6" meta:paragraph-count="77" meta:word-count="534" meta:character-count="3534" meta:non-whitespace-character-count="3029"/>
  </office:meta>
</office:document-meta>
</file>